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e9f18" officeooo:paragraph-rsid="000e9f18"/>
    </style:style>
    <style:style style:name="P2" style:family="paragraph" style:parent-style-name="Standard" style:list-style-name="L1">
      <style:text-properties style:font-name="Calibri" officeooo:rsid="000a660f" officeooo:paragraph-rsid="000a660f"/>
    </style:style>
    <style:style style:name="P3" style:family="paragraph" style:parent-style-name="Standard" style:list-style-name="L1">
      <style:text-properties style:font-name="Calibri" officeooo:rsid="000b3c16" officeooo:paragraph-rsid="000b3c16"/>
    </style:style>
    <style:style style:name="P4" style:family="paragraph" style:parent-style-name="Standard" style:list-style-name="L2">
      <style:text-properties style:font-name="Calibri" officeooo:rsid="000db073" officeooo:paragraph-rsid="000db073"/>
    </style:style>
    <style:style style:name="P5" style:family="paragraph" style:parent-style-name="Standard" style:list-style-name="L2">
      <style:text-properties style:font-name="Calibri" officeooo:rsid="000e9f18" officeooo:paragraph-rsid="000e9f18"/>
    </style:style>
    <style:style style:name="P6" style:family="paragraph" style:parent-style-name="Standard" style:list-style-name="L1">
      <style:text-properties officeooo:rsid="000a660f" officeooo:paragraph-rsid="000a660f"/>
    </style:style>
    <style:style style:name="P7" style:family="paragraph" style:parent-style-name="Standard" style:list-style-name="L1">
      <style:text-properties officeooo:rsid="000b3c16" officeooo:paragraph-rsid="000b3c16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b3c16"/>
    </style:style>
    <style:style style:name="T3" style:family="text">
      <style:text-properties style:font-name="Calibri" officeooo:rsid="000db0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91634889" text:style-name="L1">
        <text:list-item>
          <text:p text:style-name="P2">News</text:p>
          <text:list>
            <text:list-item>
              <text:p text:style-name="P2">type_news </text:p>
              <text:list>
                <text:list-item>
                  <text:p text:style-name="P6"><text:span text:style-name="T1">1 – </text:span><text:span text:style-name="T2">L</text:span><text:span text:style-name="T1">ike / </text:span><text:span text:style-name="T2">dont like</text:span></text:p>
                </text:list-item>
                <text:list-item>
                  <text:p text:style-name="P3">2 – Request to add to friends</text:p>
                </text:list-item>
                <text:list-item>
                  <text:p text:style-name="P7"><text:span text:style-name="T1">3 – Request to add to grou</text:span><text:span text:style-name="T3">p</text:span></text:p>
                </text:list-item>
              </text:list>
            </text:list-item>
          </text:list>
        </text:list-item>
      </text:list>
      <text:list xml:id="list2760836243" text:style-name="L2">
        <text:list-item>
          <text:p text:style-name="P4">Post</text:p>
          <text:list>
            <text:list-item>
              <text:p text:style-name="P5">type</text:p>
              <text:list>
                <text:list-item>
                  <text:p text:style-name="P5">1 – users post </text:p>
                </text:list-item>
                <text:list-item>
                  <text:p text:style-name="P5">2 – group post</text:p>
                </text:list-item>
              </text:list>
            </text:list-item>
            <text:list-item>
              <text:p text:style-name="P5">view</text:p>
              <text:list>
                <text:list-item>
                  <text:p text:style-name="P5">1 - Friends</text:p>
                </text:list-item>
                <text:list-item>
                  <text:p text:style-name="P5">2 – Just me </text:p>
                </text:list-item>
                <text:list-item>
                  <text:p text:style-name="P5">3 – Public </text:p>
                </text:list-item>
              </text:list>
            </text:list-item>
          </text:list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inherit" svg:font-family="inherit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S</meta:editing-duration>
    <meta:editing-cycles>6</meta:editing-cycles>
    <meta:generator>LibreOffice/5.4.0.3$Windows_x86 LibreOffice_project/7556cbc6811c9d992f4064ab9287069087d7f62c</meta:generator>
    <dc:date>2017-08-14T00:43:33.527000000</dc:date>
    <meta:document-statistic meta:table-count="0" meta:image-count="0" meta:object-count="0" meta:page-count="1" meta:paragraph-count="14" meta:word-count="49" meta:character-count="179" meta:non-whitespace-character-count="144"/>
    <meta:user-defined meta:name="Info 1"/>
    <meta:user-defined meta:name="Info 2"/>
    <meta:user-defined meta:name="Info 3"/>
    <meta:user-defined meta:name="Info 4"/>
  </office:meta>
</office:document-meta>
</file>